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24334" officeooo:paragraph-rsid="00024334"/>
    </style:style>
    <style:style style:name="P2" style:family="paragraph" style:parent-style-name="Standard">
      <style:paragraph-properties fo:text-align="center" style:justify-single-word="false"/>
      <style:text-properties fo:font-size="18pt" officeooo:rsid="00024334" officeooo:paragraph-rsid="00024334" style:font-size-asian="18pt" style:font-size-complex="18pt"/>
    </style:style>
    <style:style style:name="P3" style:family="paragraph" style:parent-style-name="Standard">
      <style:paragraph-properties fo:text-align="justify" style:justify-single-word="false"/>
      <style:text-properties fo:font-size="18pt" officeooo:rsid="00024334" officeooo:paragraph-rsid="00024334" style:font-size-asian="18pt" style:font-size-complex="18pt"/>
    </style:style>
    <style:style style:name="P4" style:family="paragraph" style:parent-style-name="Standard">
      <style:paragraph-properties fo:text-align="justify" style:justify-single-word="false"/>
      <style:text-properties fo:color="#b2b2b2" officeooo:rsid="00024334" officeooo:paragraph-rsid="00024334"/>
    </style:style>
    <style:style style:name="P5" style:family="paragraph" style:parent-style-name="Standard">
      <style:paragraph-properties fo:text-align="justify" style:justify-single-word="false"/>
      <style:text-properties fo:color="#b2b2b2"/>
    </style:style>
    <style:style style:name="P6" style:family="paragraph" style:parent-style-name="Title">
      <style:paragraph-properties fo:text-align="center" style:justify-single-word="false"/>
    </style:style>
    <style:style style:name="P7" style:family="paragraph" style:parent-style-name="Standard">
      <style:paragraph-properties fo:text-align="justify" style:justify-single-word="false"/>
      <style:text-properties fo:font-style="italic" officeooo:rsid="00024334" officeooo:paragraph-rsid="00024334" style:font-style-asian="italic" style:font-style-complex="italic"/>
    </style:style>
    <style:style style:name="P8" style:family="paragraph" style:parent-style-name="Standard">
      <style:paragraph-properties fo:text-align="justify" style:justify-single-word="false"/>
      <style:text-properties fo:font-style="italic" officeooo:rsid="00024334" officeooo:paragraph-rsid="0003eede" style:font-style-asian="italic" style:font-style-complex="italic"/>
    </style:style>
    <style:style style:name="P9" style:family="paragraph" style:parent-style-name="Standard">
      <style:paragraph-properties fo:text-align="justify" style:justify-single-word="false"/>
      <style:text-properties fo:font-style="italic" officeooo:rsid="00024334" officeooo:paragraph-rsid="00046c4b" style:font-style-asian="italic" style:font-style-complex="italic"/>
    </style:style>
    <style:style style:name="P10" style:family="paragraph" style:parent-style-name="Standard">
      <style:paragraph-properties fo:text-align="justify" style:justify-single-word="false"/>
      <style:text-properties fo:font-style="italic" officeooo:rsid="0003eede" officeooo:paragraph-rsid="0003eede" style:font-style-asian="italic" style:font-style-complex="italic"/>
    </style:style>
    <style:style style:name="P11" style:family="paragraph" style:parent-style-name="Standard">
      <style:paragraph-properties fo:text-align="justify" style:justify-single-word="false"/>
      <style:text-properties fo:color="#000000" fo:font-style="italic" officeooo:rsid="00052c06" officeooo:paragraph-rsid="00052c06" style:font-style-asian="italic" style:font-style-complex="italic"/>
    </style:style>
    <style:style style:name="P12" style:family="paragraph" style:parent-style-name="Standard">
      <style:paragraph-properties fo:text-align="justify" style:justify-single-word="false"/>
      <style:text-properties fo:color="#b2b2b2" officeooo:rsid="00024334" officeooo:paragraph-rsid="00024334"/>
    </style:style>
    <style:style style:name="P13" style:family="paragraph" style:parent-style-name="Text_20_body">
      <style:paragraph-properties fo:text-align="justify" style:justify-single-word="false"/>
      <style:text-properties fo:color="#b2b2b2" officeooo:rsid="000347ef" officeooo:paragraph-rsid="000347ef"/>
    </style:style>
    <style:style style:name="P14" style:family="paragraph" style:parent-style-name="Text_20_body">
      <style:paragraph-properties fo:text-align="justify" style:justify-single-word="false"/>
      <style:text-properties fo:color="#000000" fo:font-style="italic" officeooo:rsid="00052c06" officeooo:paragraph-rsid="000347ef" style:font-style-asian="italic" style:font-style-complex="italic"/>
    </style:style>
    <style:style style:name="P15" style:family="paragraph" style:parent-style-name="Heading_20_3">
      <style:paragraph-properties fo:text-align="justify" style:justify-single-word="false"/>
      <style:text-properties officeooo:rsid="00024334" officeooo:paragraph-rsid="00024334"/>
    </style:style>
    <style:style style:name="P16" style:family="paragraph" style:parent-style-name="Heading_20_3">
      <style:paragraph-properties fo:text-align="justify" style:justify-single-word="false"/>
      <style:text-properties officeooo:rsid="00024334" officeooo:paragraph-rsid="000347ef"/>
    </style:style>
    <style:style style:name="P17" style:family="paragraph" style:parent-style-name="Heading_20_3">
      <style:paragraph-properties fo:text-align="justify" style:justify-single-word="false"/>
    </style:style>
    <style:style style:name="P18" style:family="paragraph" style:parent-style-name="Heading_20_3">
      <style:paragraph-properties fo:text-align="justify" style:justify-single-word="false"/>
      <style:text-properties officeooo:paragraph-rsid="000347ef"/>
    </style:style>
    <style:style style:name="T1" style:family="text">
      <style:text-properties officeooo:rsid="00024334"/>
    </style:style>
    <style:style style:name="T2" style:family="text">
      <style:text-properties fo:font-style="italic" style:font-style-asian="italic" style:font-style-complex="italic"/>
    </style:style>
    <style:style style:name="T3" style:family="text">
      <style:text-properties fo:font-style="italic" officeooo:rsid="000a05fa" style:font-style-asian="italic" style:font-style-complex="italic"/>
    </style:style>
    <style:style style:name="T4" style:family="text">
      <style:text-properties officeooo:rsid="000347ef"/>
    </style:style>
    <style:style style:name="T5" style:family="text">
      <style:text-properties fo:color="#000000" officeooo:rsid="000347ef"/>
    </style:style>
    <style:style style:name="T6" style:family="text">
      <style:text-properties fo:color="#000000" officeooo:rsid="00024334"/>
    </style:style>
    <style:style style:name="T7" style:family="text">
      <style:text-properties style:text-underline-style="solid" style:text-underline-width="auto" style:text-underline-color="font-color"/>
    </style:style>
    <style:style style:name="T8" style:family="text">
      <style:text-properties officeooo:rsid="0003eede"/>
    </style:style>
    <style:style style:name="T9" style:family="text">
      <style:text-properties officeooo:rsid="00046c4b"/>
    </style:style>
    <style:style style:name="T10" style:family="text">
      <style:text-properties officeooo:rsid="000e09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ocumentation for TP deliverable</text:p>
      <text:p text:style-name="P2"><text:span text:style-name="T4">Student members</text:span>: <text:span text:style-name="T3">SUN Ye, HIAULT Vincent</text:span></text:p>
      <text:p text:style-name="P3"/>
      <text:h text:style-name="P15" text:outline-level="3">1. Purpose of the ROS package</text:h>
      <text:p text:style-name="P4">Explain what is the purpose of the provided ROS package and how does it function to achieve this purpose (max 150 words)</text:p>
      <text:p text:style-name="P1"/>
      <text:p text:style-name="P8">The provided ROS package allows to <text:span text:style-name="T8">estimate the 6 DOF pose using the RGB-D sensor.</text:span></text:p>
      <text:p text:style-name="P8">This is done by a set of functions that <text:span text:style-name="T8">compute the planes equations, find the intersection point, compute the rotation matrix and then send the data to a topic to visualize it with Rviz.</text:span></text:p>
      <text:p text:style-name="P1"/>
      <text:p text:style-name="P1"/>
      <text:p text:style-name="P1"/>
      <text:h text:style-name="P17" text:outline-level="3"><text:span text:style-name="T1">2. </text:span>Starting the ROS package <text:span text:style-name="T1">with default parameters</text:span></text:h>
      <text:p text:style-name="P4">How to start the ROS package with default parameters using rosrun</text:p>
      <text:p text:style-name="P1"/>
      <text:p text:style-name="P8">rosrun tp<text:span text:style-name="T8">3</text:span>_ros_package <text:span text:style-name="T8">6dof-estimation-partial.py</text:span></text:p>
      <text:p text:style-name="P7"/>
      <text:p text:style-name="P7"/>
      <text:h text:style-name="P17" text:outline-level="3">2.1 Starting the ROS package with specific parameters</text:h>
      <text:p text:style-name="P5">In case your provide a ROS .launch file with specific parameters that can be launched by roslaunch, <text:span text:style-name="T1">add a 2.x subsection for each separate case</text:span>:</text:p>
      <text:p text:style-name="P1"/>
      <text:p text:style-name="P10">We dont have specific parameters for this package.</text:p>
      <text:p text:style-name="P1"/>
      <text:p text:style-name="P1"/>
      <text:h text:style-name="P15" text:outline-level="3">3 Using the ROS package with default parameters</text:h>
      <text:p text:style-name="P4">Explain how the user is expected to use your deliverable <text:span text:style-name="T4">when starting it with default parameters.</text:span> Does the user have to provide some input to your program? Where is the output shown? How does the user understand if the program succeeded or failed?</text:p>
      <text:p text:style-name="P1"/>
      <text:p text:style-name="P9">The user should first press <text:span text:style-name="T9">launch the gazebo simulation and the rviz visualisation. Then he can use the tp2 node in order to move the robot to the good location, meaning to the place where there are the planes. Then the user can launch this node with the command rosrun tp3_ros_package 6dof-estimation-partial.py.</text:span></text:p>
      <text:p text:style-name="P9">The user can then see the result in <text:span text:style-name="T9">the rviz solution : the 6DOF pose will be seen in as a TF representation in Rviz.</text:span> <text:span text:style-name="T9">The program exits successfully after pressing CRTL+C in the terminal where the node is running.</text:span></text:p>
      <text:p text:style-name="P1"/>
      <text:h text:style-name="P15" text:outline-level="3">3.1 Using the ROS package with specific parameters</text:h>
      <text:p text:style-name="P4">Explain how the user should use the ROS package if using the .launch file of the 2.1 subsection. <text:span text:style-name="T4">Repeat for all 2.x subsections.</text:span></text:p>
      <text:p text:style-name="P4"/>
      <text:p text:style-name="P11"><text:soft-page-break/>There are no specific parameters used for this node. </text:p>
      <text:p text:style-name="P1"/>
      <text:p text:style-name="P1"/>
      <text:h text:style-name="P16" text:outline-level="3"><text:span text:style-name="T4">4</text:span> <text:span text:style-name="T4">Non-delivered code</text:span></text:h>
      <text:p text:style-name="P4">List any parts of the deliverable that you did not manage to <text:span text:style-name="T4">complete. </text:span></text:p>
      <text:p text:style-name="P4"/>
      <text:p text:style-name="P4"/>
      <text:p text:style-name="P4"/>
      <text:h text:style-name="P18" text:outline-level="3"><text:span text:style-name="T5">5</text:span><text:span text:style-name="T6"> </text:span><text:span text:style-name="T5">Other</text:span></text:h>
      <text:p text:style-name="P13">Write here any other information that you think is useful. Feel free to add pictures with results if it helps to understand your deliverable, but <text:span text:style-name="T7">only</text:span> in the case that these results can be reproduced by the user, after having followed your instructions in sections 3 and 4.</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24334"/>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5T16:05:45.858817906</meta:creation-date>
    <dc:date>2020-02-26T10:05:34.945858066</dc:date>
    <meta:editing-duration>PT25M16S</meta:editing-duration>
    <meta:editing-cycles>17</meta:editing-cycles>
    <meta:generator>LibreOffice/5.1.6.2$Linux_X86_64 LibreOffice_project/10m0$Build-2</meta:generator>
    <meta:document-statistic meta:table-count="0" meta:image-count="0" meta:object-count="0" meta:page-count="2" meta:paragraph-count="23" meta:word-count="399" meta:character-count="2325" meta:non-whitespace-character-count="1947"/>
  </office:meta>
</office:document-meta>
</file>